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fo:font-size="12pt" fo:language="en" fo:country="US" officeooo:rsid="00150e1b" officeooo:paragraph-rsid="00150e1b" style:font-size-asian="12pt" style:font-size-complex="12pt"/>
    </style:style>
    <style:style style:name="P2" style:family="paragraph" style:parent-style-name="Standard">
      <style:text-properties style:font-name="Ubuntu" fo:font-size="12pt" fo:language="en" fo:country="US" officeooo:rsid="00150e1b" officeooo:paragraph-rsid="00150e1b" style:font-size-asian="12pt" style:font-size-complex="12pt"/>
    </style:style>
    <style:style style:name="P3" style:family="paragraph" style:parent-style-name="Standard">
      <style:text-properties style:font-name="Ubuntu" fo:font-size="12pt" fo:language="en" fo:country="US" officeooo:rsid="000c8702" officeooo:paragraph-rsid="00150e1b" style:font-size-asian="12pt" style:font-size-complex="12pt"/>
    </style:style>
    <style:style style:name="P4" style:family="paragraph" style:parent-style-name="Standard">
      <style:text-properties style:font-name="Ubuntu" fo:font-size="12pt" fo:language="en" fo:country="US" officeooo:rsid="000c8702" officeooo:paragraph-rsid="000c8702" style:font-size-asian="12pt" style:font-size-complex="12pt"/>
    </style:style>
    <style:style style:name="P5" style:family="paragraph" style:parent-style-name="Standard">
      <style:text-properties style:font-name="Ubuntu" fo:font-size="12pt" fo:language="en" fo:country="US" officeooo:rsid="000c8702" officeooo:paragraph-rsid="000c8702" style:font-size-asian="12pt" style:font-size-complex="12pt"/>
    </style:style>
    <style:style style:name="P6" style:family="paragraph" style:parent-style-name="Standard">
      <style:text-properties style:font-name="Ubuntu" fo:font-size="12pt" fo:language="en" fo:country="US" officeooo:rsid="000d51f8" officeooo:paragraph-rsid="000d51f8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adline</text:span> </text:p>
      <text:p text:style-name="P1"/>
      <text:p text:style-name="P1">This is a testdocument for the version control with git-hub. </text:p>
      <text:p text:style-name="P1">The document is in a public folder. </text:p>
      <text:p text:style-name="P1"/>
      <text:p text:style-name="P2">Please feel free to write and change the document. :)</text:p>
      <text:p text:style-name="P2"/>
      <text:p text:style-name="P3"/>
      <text:p text:style-name="P4">Now I changed the doc to test the commit function in git ;)</text:p>
      <text:p text:style-name="P4"/>
      <text:p text:style-name="P4"/>
      <text:p text:style-name="P6">test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6:22:03.797089642</meta:creation-date>
    <dc:date>2019-10-03T17:19:37.553983099</dc:date>
    <meta:editing-duration>PT3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2" meta:character-count="223" meta:non-whitespace-character-count="183"/>
  </office:meta>
</office:document-meta>
</file>